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W trakcie</text:p>
          </table:table-cell>
          <table:table-cell office:value-type="string">
            <text:p>WK</text:p>
          </table:table-cell>
          <table:table-cell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wielolinijkowe msgid/msgstr</text:p>
          </table:table-cell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22:43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2T22:43:46</dc:date>
    <dc:language>pl-PL</dc:language>
    <meta:editing-cycles>17</meta:editing-cycles>
    <meta:editing-duration>PT05H09M43S</meta:editing-duration>
    <dc:creator>Wojciech Kapusta</dc:creator>
    <meta:document-statistic meta:table-count="2" meta:cell-count="3253" meta:object-count="0"/>
    <meta:user-defined meta:name="Informacja 1"/>
    <meta:user-defined meta:name="Informacja 2"/>
    <meta:user-defined meta:name="Informacja 3"/>
    <meta:user-defined meta:name="Informacja 4"/>
  </office:meta>
</office:document-meta>
</file>